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Operating Income to Total Equity">
            <text:p>Operating Income to Total Equity</text:p>
          </table:table-cell>
          <table:table-cell office:value-type="string" office:value="26%">
            <text:p>26%</text:p>
          </table:table-cell>
          <table:table-cell office:value-type="string" office:value="41%">
            <text:p>41%</text:p>
          </table:table-cell>
          <table:table-cell office:value-type="string" office:value="31%">
            <text:p>31%</text:p>
          </table:table-cell>
          <table:table-cell office:value-type="string" office:value="28%">
            <text:p>28%</text:p>
          </table:table-cell>
          <table:table-cell office:value-type="string" office:value="25%">
            <text:p>25%</text:p>
          </table:table-cell>
          <table:table-cell office:value-type="string" office:value="28%">
            <text:p>28%</text:p>
          </table:table-cell>
          <table:table-cell office:value-type="string" office:value="29%">
            <text:p>29%</text:p>
          </table:table-cell>
          <table:table-cell office:value-type="string" office:value="32%">
            <text:p>32%</text:p>
          </table:table-cell>
          <table:table-cell office:value-type="string" office:value="33%">
            <text:p>33%</text:p>
          </table:table-cell>
          <table:table-cell office:value-type="string" office:value="34%">
            <text:p>34%</text:p>
          </table:table-cell>
        </table:table-row>
        <table:table-row>
          <table:table-cell table:style-name="pd1" office:value-type="string" office:value="Operating Income to Total Assets">
            <text:p>Operating Income to Total Assets</text:p>
          </table:table-cell>
          <table:table-cell office:value-type="string" office:value="10%">
            <text:p>10%</text:p>
          </table:table-cell>
          <table:table-cell office:value-type="string" office:value="14%">
            <text:p>14%</text:p>
          </table:table-cell>
          <table:table-cell office:value-type="string" office:value="11%">
            <text:p>11%</text:p>
          </table:table-cell>
          <table:table-cell office:value-type="string" office:value="10%">
            <text:p>10%</text:p>
          </table:table-cell>
          <table:table-cell office:value-type="string" office:value="10%">
            <text:p>10%</text:p>
          </table:table-cell>
          <table:table-cell office:value-type="string" office:value="11%">
            <text:p>11%</text:p>
          </table:table-cell>
          <table:table-cell office:value-type="string" office:value="12%">
            <text:p>12%</text:p>
          </table:table-cell>
          <table:table-cell office:value-type="string" office:value="13%">
            <text:p>13%</text:p>
          </table:table-cell>
          <table:table-cell office:value-type="string" office:value="13%">
            <text:p>13%</text:p>
          </table:table-cell>
          <table:table-cell office:value-type="string" office:value="14%">
            <text:p>14%</text:p>
          </table:table-cell>
        </table:table-row>
        <table:table-row>
          <table:table-cell table:style-name="pd1" office:value-type="string" office:value="Operating Income to Sales">
            <text:p>Operating Income to Sales</text:p>
          </table:table-cell>
          <table:table-cell office:value-type="string" office:value="4%">
            <text:p>4%</text:p>
          </table:table-cell>
          <table:table-cell office:value-type="string" office:value="6%">
            <text:p>6%</text:p>
          </table:table-cell>
          <table:table-cell office:value-type="string" office:value="5%">
            <text:p>5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  <table:table-cell office:value-type="string" office:value="5%">
            <text:p>5%</text:p>
          </table:table-cell>
          <table:table-cell office:value-type="string" office:value="5%">
            <text:p>5%</text:p>
          </table:table-cell>
          <table:table-cell office:value-type="string" office:value="6%">
            <text:p>6%</text:p>
          </table:table-cell>
          <table:table-cell office:value-type="string" office:value="6%">
            <text:p>6%</text:p>
          </table:table-cell>
          <table:table-cell office:value-type="string" office:value="6%">
            <text:p>6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